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rsid="000c7cb2" officeooo:paragraph-rsid="000c7cb2"/>
    </style:style>
    <style:style style:name="P3" style:family="paragraph" style:parent-style-name="Standard">
      <style:paragraph-properties fo:text-align="justify" style:justify-single-word="false"/>
      <style:text-properties officeooo:rsid="000c7cb2" officeooo:paragraph-rsid="000c7cb2"/>
    </style:style>
    <style:style style:name="P4" style:family="paragraph" style:parent-style-name="Standard" style:list-style-name="L1">
      <style:paragraph-properties fo:text-align="justify" style:justify-single-word="false"/>
      <style:text-properties officeooo:rsid="000fbbec" officeooo:paragraph-rsid="000fbbec"/>
    </style:style>
    <style:style style:name="P5" style:family="paragraph" style:parent-style-name="Heading_20_2"/>
    <style:style style:name="T1" style:family="text">
      <style:text-properties officeooo:rsid="000c7cb2"/>
    </style:style>
    <style:style style:name="T2" style:family="text">
      <style:text-properties fo:font-weight="bold"/>
    </style:style>
    <style:style style:name="T3" style:family="text">
      <style:text-properties officeooo:rsid="000dace3"/>
    </style:style>
    <style:style style:name="T4" style:family="text">
      <style:text-properties fo:font-style="italic" officeooo:rsid="000dace3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Enunciat.</text:span> </text:p>
      <text:p text:style-name="P2">Sobre el projecte d'agenda que has realitzat anteriorment desenvolupa un sistema d'accés per sessions per als usuaris, comprova si l'usuari s'ha validat o no correctament, si ho ha fet no tornes a consultar l'usuari en la BBDD, guarda un fitxer de log on es mostren la data i hora en les que cada usuari s'ha validat en l'agenda telefònica. <text:span text:style-name="T3">(</text:span><text:span text:style-name="T4">fixat en els exemples que hem penjat al moodle.</text:span><text:span text:style-name="T3">)</text:span></text:p>
      <text:p text:style-name="P2"/>
      <text:list xml:id="list373130276250666913" text:style-name="L1">
        <text:list-item>
          <text:p text:style-name="P4">Si és el primer cop que s'ha validat l'usuari dona-li la Benvinguda i mostra el contingut de l'agenda.</text:p>
          <text:p text:style-name="P4"/>
        </text:list-item>
        <text:list-item>
          <text:p text:style-name="P4">Si ja s'ha validat, mostra-li el contingut de l'agenda.</text:p>
          <text:p text:style-name="P4"/>
        </text:list-item>
        <text:list-item>
          <text:p text:style-name="P4">Si no és valida correctament mostra la petició d'usuari i contrasenya fins que ho faci correctament.</text:p>
          <text:p text:style-name="P4"/>
        </text:list-item>
        <text:list-item>
          <text:p text:style-name="P4">Guarda en agenda.log l'hora, data i usuari que s'ha validat en l'aplicació.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0c7cb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h text:style-name="Heading_20_2" text:outline-level="2">Tasca 00<text:span text:style-name="MT1">6</text:span> Projecte agenda. <text:span text:style-name="MT1">(Validació d'usuaris)</text:span>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2T08:08:16.241156400</meta:creation-date>
    <dc:date>2014-10-20T15:06:51.513135387</dc:date>
    <meta:editing-duration>PT1H48M15S</meta:editing-duration>
    <meta:editing-cycles>10</meta:editing-cycles>
    <meta:generator>LibreOffice/4.2.6.3$Linux_X86_64 LibreOffice_project/420m0$Build-3</meta:generator>
    <meta:document-statistic meta:table-count="0" meta:image-count="0" meta:object-count="0" meta:page-count="1" meta:paragraph-count="10" meta:word-count="137" meta:character-count="787" meta:non-whitespace-character-count="663"/>
  </office:meta>
</office:document-meta>
</file>